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er for imageGallery: </text:p>
      <text:p text:style-name="Standard"/>
      <text:list xml:id="list526824761416040667" text:style-name="L1">
        <text:list-item>
          <text:p text:style-name="P1">Lese om MVVM så jeg får bedre forståelse for moduleringen</text:p>
        </text:list-item>
        <text:list-item>
          <text:p text:style-name="P1">Refaktorere og dele inn nåværende kode</text:p>
        </text:list-item>
        <text:list-item>
          <text:p text:style-name="P1">Endre datastruktur fra liste til enten Flowable eller Single</text:p>
        </text:list-item>
        <text:list-item>
          <text:p text:style-name="P1">Lage en logger class</text:p>
        </text:list-item>
        <text:list-item>
          <text:p text:style-name="P1">Koble loggeren på bildene så jeg kan se hvilke bilder som blir åpnet osv i loggen</text:p>
        </text:list-item>
        <text:list-item>
          <text:p text:style-name="P1">Finne en annen side det kan søkes fra</text:p>
        </text:list-item>
        <text:list-item>
          <text:p text:style-name="P1">Hente resultat fra begge og la dem bli behandlet av samme metoder, abstraher og implementer to forskjellige interfaces for å ta inn data. </text:p>
        </text:list-item>
        <text:list-item>
          <text:p text:style-name="P1">Google «Dao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Karseth</meta:initial-creator>
    <meta:creation-date>2020-10-21T10:23:01.26</meta:creation-date>
    <meta:document-statistic meta:table-count="0" meta:image-count="0" meta:object-count="0" meta:page-count="1" meta:paragraph-count="9" meta:word-count="89" meta:character-count="476"/>
    <dc:date>2020-10-21T17:02:02.63</dc:date>
    <dc:creator>Allan Karseth</dc:creator>
    <meta:editing-duration>PT2H43M48S</meta:editing-duration>
    <meta:editing-cycles>1</meta:editing-cycles>
    <meta:generator>OpenOffice/4.1.7$Win32 OpenOffice.org_project/417m1$Build-9800</meta:generator>
  </office:meta>
</office:document-meta>
</file>